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0.337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19.79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4.81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849cm"/>
    </style:style>
    <style:style style:name="Table5.B" style:family="table-column">
      <style:table-column-properties style:column-width="0.224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143cm"/>
    </style:style>
    <style:style style:name="Table5.F" style:family="table-column">
      <style:table-column-properties style:column-width="2.131cm"/>
    </style:style>
    <style:style style:name="Table5.G" style:family="table-column">
      <style:table-column-properties style:column-width="2.288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3.115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margin-top="0.10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1" style:family="paragraph" style:parent-style-name="Table_20_Contents">
      <style:paragraph-properties fo:margin-left="0cm" fo:margin-right="0cm" fo:margin-top="0.10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3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4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5" style:family="paragraph" style:parent-style-name="Table_20_Contents">
      <style:paragraph-properties fo:margin-top="0.10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9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placeholder text:placeholder-type="text">&lt;(o.partner_id and o.partner_id.name or '').upper()&gt;</text:placeholder></text:p>
            <text:p text:style-name="P28"><text:placeholder text:placeholder-type="text">&lt;(o.partner_id and o.partner_id.street or '').upper()&gt;</text:placeholder> <text:s/><text:placeholder text:placeholder-type="text">&lt;(o.partner_id and o.partner_id.street2 or '').upper()&gt;</text:placeholder> <text:placeholder text:placeholder-type="text">&lt;(o.partner_id and o.partner_id.street3 or '').upper()&gt;</text:placeholder> <text:s text:c="2"/><text:placeholder text:placeholder-type="text">&lt;(o.partner_id and o.partner_id.city or '').upper()&gt;</text:placeholder></text:p>
            <text:p text:style-name="P28"><text:placeholder text:placeholder-type="text">&lt;(o.partner_id and o.partner_id.state_id.name or '').upper()&gt;</text:placeholder></text:p>
            <text:p text:style-name="P28"><text:placeholder text:placeholder-type="text">&lt;(o.partner_id and o.partner_id.country_id.name or '').upper()&gt;</text:placeholder> <text:s text:c="2"/><text:placeholder text:placeholder-type="text">&lt;(o.partner_id and o.partner_id.zip or '').upper()&gt;</text:placeholder></text:p>
          </table:table-cell>
          <table:table-cell table:style-name="Table3.A1" office:value-type="string"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text:placeholder text:placeholder-type="text">&lt;(o.cons_loca and o.cons_loca.city or '').upper(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4"/>
            <text:p text:style-name="P24">Invoice No: <text:placeholder text:placeholder-type="text">&lt;o.vvt_number and o.vvt_number or ''&gt;</text:placeholder></text:p>
            <text:p text:style-name="P24">Invoice Date:<text:placeholder text:placeholder-type="text">&lt;get_date(o.date_invoice)&gt;</text:placeholder></text:p>
            <text:p text:style-name="P24">Customer No: <text:placeholder text:placeholder-type="text">&lt;o.partner_id and o.partner_id.customer_code or ''&gt;</text:placeholder></text:p>
            <text:p text:style-name="P24">P.O No:<text:tab/><text:placeholder text:placeholder-type="text">&lt;o.sale_id and o.sale_id.po_number or ''&gt;</text:placeholder></text:p>
            <text:p text:style-name="P24">P.O. Date:<text:placeholder text:placeholder-type="text">&lt;get_date(o.sale_id.po_date)&gt;</text:placeholder></text:p>
            <text:p text:style-name="P24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24"><text:s/></text:p>
            <text:p text:style-name="P24">Range </text:p>
            <text:p text:style-name="P25">Location </text:p>
            <text:p text:style-name="P25">Commissionerate</text:p>
            <text:p text:style-name="P25">C.E RC Number </text:p>
            <text:p text:style-name="P25">E.C.C Number <text:s text:c="2"/></text:p>
            <text:p text:style-name="P21">PAN Number </text:p>
            <text:p text:style-name="P21">CST Number </text:p>
            <text:p text:style-name="P25">TIN Number <text:tab/> </text:p>
            <text:p text:style-name="P25"><text:tab/> <text:s text:c="8"/></text:p>
          </table:table-cell>
          <table:table-cell table:style-name="Table4.A1" office:value-type="string">
            <text:p text:style-name="P24"/>
            <text:p text:style-name="P24">:<text:placeholder text:placeholder-type="text">&lt;o.partner_id and o.partner_id.range or ''&gt;</text:placeholder></text:p>
            <text:p text:style-name="P24">:<text:placeholder text:placeholder-type="text">&lt;o.partner_id and o.partner_id.division or ''&gt;</text:placeholder></text:p>
            <text:p text:style-name="P24">:<text:placeholder text:placeholder-type="text">&lt;o.partner_id and o.partner_id.commissionerate or ''&gt;</text:placeholder></text:p>
            <text:p text:style-name="P24">:<text:span text:style-name="T1"><text:placeholder text:placeholder-type="text">&lt;o.partner_id and o.partner_id.ce_rc or ''&gt;</text:placeholder></text:span></text:p>
            <text:p text:style-name="P24">:<text:span text:style-name="T1"><text:placeholder text:placeholder-type="text">&lt;o.partner_id and o.partner_id.ecc or ''&gt;</text:placeholder></text:span></text:p>
            <text:p text:style-name="P24">:<text:span text:style-name="T1"><text:placeholder text:placeholder-type="text">&lt;o.partner_id and o.partner_id.pan_tin or ''&gt;</text:placeholder></text:span></text:p>
            <text:p text:style-name="P21">:<text:placeholder text:placeholder-type="text">&lt;o.partner_id and o.partner_id.cst or ''&gt;</text:placeholder></text:p>
            <text:p text:style-name="P21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2"><text:placeholder text:placeholder-type="text">&lt;get_pan(o)&gt;</text:placeholder> </text:p>
            <text:p text:style-name="P22"><text:placeholder text:placeholder-type="text">&lt;get_cst(o)&gt;</text:placeholder> </text:p>
            <text:p text:style-name="P23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2"><text:placeholder text:placeholder-type="text">&lt;c(o)&gt;</text:placeholder> <text:placeholder text:placeholder-type="text">&lt;o.cons_loca and o.cons_loca.cst or ''&gt;</text:placeholder></text:p>
            <text:p text:style-name="P22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0">Transporter : <text:placeholder text:placeholder-type="text">&lt;o.delivery_order_id and o.delivery_order_id.transporter or ''&gt;</text:placeholder></text:p>
            <text:p text:style-name="P20">Truck No : <text:placeholder text:placeholder-type="text">&lt;o.delivery_order_id and o.delivery_order_id.truck or ''&gt;</text:placeholder></text:p>
            <text:p text:style-name="P20">Booked To : <text:placeholder text:placeholder-type="text">&lt;o.booked_to or ''&gt;</text:placeholder></text:p>
            <text:p text:style-name="P20">Date &amp; Time of</text:p>
            <text:p text:style-name="P20">Prep. Of Inv: <text:placeholder text:placeholder-type="text">&lt;o.inv_date_as_char&gt;</text:placeholder></text:p>
            <text:p text:style-name="P20">Rem. Of Goods : <text:placeholder text:placeholder-type="text">&lt;o.inv_date_as_char&gt;</text:placeholder></text:p>
            <text:p text:style-name="P20">LR Number : <text:placeholder text:placeholder-type="text">&lt;o.lr_no or ''&gt;</text:placeholder></text:p>
            <text:p text:style-name="P20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</text:p>
            <text:p text:style-name="P5"><text:placeholder text:placeholder-type="text">&lt;get_app(line.application_id)&gt;</text:placeholder></text:p>
            <text:p text:style-name="P12">Gross Amount</text:p>
            <text:p text:style-name="P12"/>
            <text:p text:style-name="P12">Excise Duty</text:p>
            <text:p text:style-name="P5"/>
            <text:p text:style-name="P5">CST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A1" office:value-type="string">
            <text:p text:style-name="P5"/>
            <text:p text:style-name="P5"><text:placeholder text:placeholder-type="text">&lt;get_qty_mt(line.quantity, line.uos_id and line.uos_id.name or False, o.invoice_type)&gt;</text:placeholder>0</text:p>
          </table:table-cell>
          <table:table-cell table:style-name="Table5.A1" office:value-type="string">
            <text:p text:style-name="P5"/>
            <text:p text:style-name="P10"><text:placeholder text:placeholder-type="text">&lt;round(line.price_unit or 0,2)&gt;</text:placeholder>0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</text:p>
            <text:p text:style-name="P2"/>
            <text:p text:style-name="P10"><text:placeholder text:placeholder-type="text">&lt;o.sale_tax_id and o.sale_tax_id.amount or 0.00&gt;</text:placeholder>0</text:p>
            <text:p text:style-name="P5"/>
            <text:p text:style-name="P5"/>
            <text:p text:style-name="P5"/>
            <text:p text:style-name="P5"><text:soft-page-break/></text:p>
          </table:table-cell>
          <table:table-cell table:style-name="Table5.A1" office:value-type="string"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10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10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10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4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10"><text:placeholder text:placeholder-type="text">&lt;get_subtotal(o.invoice_line or 0, o.excise_duty_id and o.excise_duty_id.amount or 0, o.excise_duty_id and o.sale_tax_id.amount or 0)&gt;</text:placeholder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BATCH NO(S): <text:s text:c="2"/><text:placeholder text:placeholder-type="text">&lt;o.material_info or ''&gt;</text:placeholder></text:p>
            <text:p text:style-name="P14"/>
            <text:p text:style-name="P14"/>
          </table:table-cell>
          <table:covered-table-cell/>
          <table:covered-table-cell/>
          <table:covered-table-cell/>
          <table:table-cell table:style-name="Table6.A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P14"/>
          </table:table-cell>
        </table:table-row>
        <text:soft-page-break/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3-31T19:53:18</dc:date>
    <meta:editing-duration>P2DT11H38M56S</meta:editing-duration>
    <meta:editing-cycles>425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88" meta:word-count="418" meta:character-count="4393" meta:non-whitespace-character-count="3937"/>
  </office:meta>
</office:document-meta>
</file>